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SubscribableChannel.ExecutorSubscribableChannel( @ Nullable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ask.applyBeforeHandle(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utorSubscribableChannel.ExecutorSubscrib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ubscribableChannel.addInterceptor( Channel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SubscribableChannel.ge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ask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ubscribableChannel.addInterceptor( int index , Channel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Task.SendTask( Message &lt; ? &gt; message , MessageHandler messag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Task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ecutorSubscribableChannel.sendInternal( Message &lt; ? &gt; message ,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orSubscribableChannel.setInterceptors( List &lt; Channel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orSubscribableChannel.updateExecutorInterceptorsFor( ChannelInterceptor 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ndTask.triggerAfterMessageHandled( Message &lt; ? &gt; message , @ Nullable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ndTask.get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